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1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5" style:family="graphic" style:parent-style-name="standard">
      <style:graphic-properties draw:stroke="none" svg:stroke-color="#000000" draw:fill="none" draw:fill-color="#ffffff" fo:min-height="1.40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0080"/>
      <style:paragraph-properties fo:text-align="center"/>
      <style:text-properties fo:font-size="12pt"/>
    </style:style>
    <style:style style:name="P14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5" style:family="paragraph">
      <loext:graphic-properties draw:fill-color="#008000"/>
      <style:paragraph-properties fo:text-align="center"/>
      <style:text-properties fo:color="#ffffff" fo:font-size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39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1" draw:text-style-name="P14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2" draw:text-style-name="P15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3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4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5" draw:text-style-name="P16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6" draw:text-style-name="P17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7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</draw:page>
      <draw:page draw:name="page3" draw:style-name="dp1" draw:master-page-name="Default">
        <draw:custom-shape draw:style-name="gr39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8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49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2" draw:text-style-name="P15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6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7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0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0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3" draw:text-style-name="P18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</draw:page>
      <draw:page draw:name="page4" draw:style-name="dp2" draw:master-page-name="Default">
        <draw:frame draw:style-name="gr45" draw:text-style-name="P16" draw:layer="layout" svg:width="14.7cm" svg:height="1.673cm" svg:x="3.9cm" svg:y="0.102cm">
          <draw:text-box>
            <text:p>Model for CSEE (Jul 2018)</text:p>
            <text:p/>
          </draw:text-box>
        </draw:frame>
        <draw:custom-shape draw:style-name="gr33" draw:text-style-name="P4" xml:id="id53" draw:id="id53" draw:layer="layout" svg:width="3.2cm" svg:height="1.59cm" svg:x="4.3cm" svg:y="5.8cm">
          <text:p text:style-name="P3"><text:span text:style-name="T1">Honey bee</text:span></text:p>
          <text:p text:style-name="P3"><text:span text:style-name="T1">Visits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54" draw:id="id54" draw:layer="layout" svg:width="3.2cm" svg:height="1.59cm" svg:x="4.3cm" svg:y="8.51cm">
          <text:p text:style-name="P3"><text:span text:style-name="T1">Pollen</text:span></text:p>
          <text:p text:style-name="P3"><text:span text:style-name="T1">Deposition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9cm" svg:y1="7.39cm" svg:x2="5.9cm" svg:y2="8.51cm" draw:start-shape="id53" draw:start-glue-point="2" draw:end-shape="id54" svg:d="M5900 7390v1120" svg:viewBox="0 0 1 1121">
          <text:p/>
        </draw:connector>
        <draw:custom-shape draw:style-name="gr33" draw:text-style-name="P4" xml:id="id59" draw:id="id59" draw:layer="layout" svg:width="3.2cm" svg:height="1.59cm" svg:x="15.7cm" svg:y="5.81cm">
          <text:p text:style-name="P3"><text:span text:style-name="T1">Seeds per</text:span></text:p>
          <text:p text:style-name="P3"><text:span text:style-name="T1">Pod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58" draw:id="id58" draw:layer="layout" svg:width="3.2cm" svg:height="1.59cm" svg:x="15.7cm" svg:y="8.52cm">
          <text:p text:style-name="P3"><text:span text:style-name="T1">Weight per</text:span></text:p>
          <text:p text:style-name="P3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57" draw:id="id57" draw:layer="layout" svg:width="3.2cm" svg:height="1.59cm" svg:x="15.7cm" svg:y="11.41cm">
          <text:p text:style-name="P3"><text:span text:style-name="T1">Number of </text:span></text:p>
          <text:p text:style-name="P3"><text:span text:style-name="T1">Pods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56" draw:id="id56" draw:layer="layout" svg:width="3.2cm" svg:height="1.59cm" svg:x="13cm" svg:y="13.91cm">
          <text:p text:style-name="P3"><text:span text:style-name="T1">Number of</text:span></text:p>
          <text:p text:style-name="P3"><text:span text:style-name="T1">Flow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55" draw:id="id55" draw:layer="layout" svg:width="3.2cm" svg:height="1.59cm" svg:x="8.6cm" svg:y="13.91cm">
          <text:p text:style-name="P3"><text:span text:style-name="T1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1.8cm" svg:y1="14.705cm" svg:x2="13cm" svg:y2="14.705cm" draw:start-shape="id55" draw:start-glue-point="1" draw:end-shape="id56" svg:d="M11800 14705h1200" svg:viewBox="0 0 1201 1">
          <text:p/>
        </draw:connector>
        <draw:connector draw:style-name="gr1" draw:text-style-name="P12" draw:layer="layout" draw:type="line" svg:x1="16.2cm" svg:y1="14.705cm" svg:x2="17.3cm" svg:y2="13cm" draw:start-shape="id56" draw:start-glue-point="1" draw:end-shape="id57" draw:end-glue-point="2" svg:d="M16200 14705l1100-1705" svg:viewBox="0 0 1101 1706">
          <text:p/>
        </draw:connector>
        <draw:connector draw:style-name="gr1" draw:text-style-name="P12" draw:layer="layout" draw:type="line" svg:x1="7.5cm" svg:y1="9.305cm" svg:x2="15.7cm" svg:y2="12.205cm" draw:start-shape="id54" draw:start-glue-point="1" draw:end-shape="id57" svg:d="M7500 9305l8200 2900" svg:viewBox="0 0 8201 2901">
          <text:p/>
        </draw:connector>
        <draw:connector draw:style-name="gr1" draw:text-style-name="P12" draw:layer="layout" draw:type="line" svg:x1="7.5cm" svg:y1="6.595cm" svg:x2="15.7cm" svg:y2="12.205cm" draw:start-shape="id53" draw:start-glue-point="1" draw:end-shape="id57" draw:end-glue-point="3" svg:d="M7500 6595l8200 5610" svg:viewBox="0 0 8201 5611">
          <text:p/>
        </draw:connector>
        <draw:connector draw:style-name="gr1" draw:text-style-name="P12" draw:layer="layout" draw:type="line" svg:x1="7.5cm" svg:y1="6.595cm" svg:x2="15.7cm" svg:y2="9.315cm" draw:start-shape="id53" draw:start-glue-point="1" draw:end-shape="id58" svg:d="M7500 6595l8200 2720" svg:viewBox="0 0 8201 2721">
          <text:p/>
        </draw:connector>
        <draw:connector draw:style-name="gr1" draw:text-style-name="P12" draw:layer="layout" draw:type="line" svg:x1="7.5cm" svg:y1="9.305cm" svg:x2="15.7cm" svg:y2="9.315cm" draw:start-shape="id54" draw:start-glue-point="1" draw:end-shape="id58" draw:end-glue-point="3" svg:d="M7500 9305l8200 10" svg:viewBox="0 0 8201 11">
          <text:p/>
        </draw:connector>
        <draw:custom-shape draw:style-name="gr33" draw:text-style-name="P4" xml:id="id60" draw:id="id60" draw:layer="layout" svg:width="3.2cm" svg:height="1.59cm" svg:x="22.4cm" svg:y="8.5cm">
          <text:p text:style-name="P3"><text:span text:style-name="T1">Yield per</text:span></text:p>
          <text:p text:style-name="P3"><text:span text:style-name="T1">plant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7.5cm" svg:y1="6.595cm" svg:x2="15.7cm" svg:y2="6.605cm" draw:start-shape="id53" draw:start-glue-point="1" draw:end-shape="id59" draw:end-glue-point="3" svg:d="M7500 6595l8200 10" svg:viewBox="0 0 8201 11">
          <text:p/>
        </draw:connector>
        <draw:connector draw:style-name="gr1" draw:text-style-name="P12" draw:layer="layout" draw:type="line" svg:x1="7.5cm" svg:y1="9.305cm" svg:x2="15.7cm" svg:y2="6.605cm" draw:start-shape="id54" draw:start-glue-point="1" draw:end-shape="id59" svg:d="M7500 9305l8200-2700" svg:viewBox="0 0 8201 2701">
          <text:p/>
        </draw:connector>
        <draw:connector draw:style-name="gr1" draw:text-style-name="P12" draw:layer="layout" draw:type="line" svg:x1="18.9cm" svg:y1="6.605cm" svg:x2="22.4cm" svg:y2="9.295cm" draw:start-shape="id59" draw:start-glue-point="1" draw:end-shape="id60" svg:d="M18900 6605l3500 2690" svg:viewBox="0 0 3501 2691">
          <text:p/>
        </draw:connector>
        <draw:connector draw:style-name="gr1" draw:text-style-name="P12" draw:layer="layout" draw:type="line" svg:x1="18.9cm" svg:y1="9.315cm" svg:x2="22.4cm" svg:y2="9.295cm" draw:start-shape="id58" draw:start-glue-point="1" draw:end-shape="id60" svg:d="M18900 9315l3500-20" svg:viewBox="0 0 3501 21">
          <text:p/>
        </draw:connector>
        <draw:connector draw:style-name="gr1" draw:text-style-name="P12" draw:layer="layout" draw:type="line" svg:x1="18.9cm" svg:y1="12.205cm" svg:x2="22.4cm" svg:y2="9.295cm" draw:start-shape="id57" draw:start-glue-point="1" draw:end-shape="id60" svg:d="M18900 12205l3500-2910" svg:viewBox="0 0 3501 2911">
          <text:p/>
        </draw:connector>
        <draw:custom-shape draw:style-name="gr33" draw:text-style-name="P4" xml:id="id62" draw:id="id62" draw:layer="layout" svg:width="3.2cm" svg:height="1.59cm" svg:x="6.2cm" svg:y="2.7cm">
          <text:p text:style-name="P3"><text:span text:style-name="T1">Distance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xml:id="id61" draw:id="id61" draw:layer="layout" svg:width="3.2cm" svg:height="1.59cm" svg:x="2.1cm" svg:y="2.7cm">
          <text:p text:style-name="P3"><text:span text:style-name="T1">Stocking</text:span></text:p>
          <text:p text:style-name="P3"><text:span text:style-name="T1">Rat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3.7cm" svg:y1="4.29cm" svg:x2="5.9cm" svg:y2="5.8cm" draw:start-shape="id61" draw:start-glue-point="2" draw:end-shape="id53" draw:end-glue-point="0" svg:d="M3700 4290l2200 1510" svg:viewBox="0 0 2201 1511">
          <text:p/>
        </draw:connector>
        <draw:connector draw:style-name="gr1" draw:text-style-name="P12" draw:layer="layout" draw:type="line" svg:x1="7.8cm" svg:y1="4.29cm" svg:x2="5.9cm" svg:y2="5.8cm" draw:start-shape="id62" draw:start-glue-point="2" draw:end-shape="id53" draw:end-glue-point="0" svg:d="M7800 4290l-1900 1510" svg:viewBox="0 0 1901 1511">
          <text:p/>
        </draw:connector>
        <draw:custom-shape draw:style-name="gr33" draw:text-style-name="P4" xml:id="id63" draw:id="id63" draw:layer="layout" svg:width="3.2cm" svg:height="1.59cm" svg:x="4.3cm" svg:y="11.41cm">
          <text:p text:style-name="P3"><text:span text:style-name="T1">Leafcutter bee</text:span></text:p>
          <text:p text:style-name="P3"><text:span text:style-name="T1">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9cm" svg:y1="11.41cm" svg:x2="5.9cm" svg:y2="10.1cm" draw:start-shape="id63" draw:start-glue-point="0" draw:end-shape="id54" draw:end-glue-point="2" svg:d="M5900 11410v-1310" svg:viewBox="0 0 1 1311">
          <text:p/>
        </draw:connector>
        <draw:custom-shape draw:style-name="gr33" draw:text-style-name="P4" xml:id="id64" draw:id="id64" draw:layer="layout" svg:width="3.2cm" svg:height="1.59cm" svg:x="4.3cm" svg:y="13.91cm">
          <text:p text:style-name="P3"><text:span text:style-name="T1">Distanc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9cm" svg:y1="13.91cm" svg:x2="5.9cm" svg:y2="13cm" draw:start-shape="id64" draw:start-glue-point="0" draw:end-shape="id63" draw:end-glue-point="2" svg:d="M5900 13910v-910" svg:viewBox="0 0 1 911">
          <text:p/>
        </draw:connector>
        <draw:connector draw:style-name="gr1" draw:text-style-name="P12" draw:layer="layout" draw:type="line" svg:x1="10.2cm" svg:y1="13.91cm" svg:x2="15.7cm" svg:y2="12.205cm" draw:start-shape="id55" draw:start-glue-point="0" draw:end-shape="id57" svg:d="M10200 13910l5500-1705" svg:viewBox="0 0 5501 1706">
          <text:p/>
        </draw:connector>
        <draw:connector draw:style-name="gr1" draw:text-style-name="P12" draw:layer="layout" draw:type="line" svg:x1="10.2cm" svg:y1="13.91cm" svg:x2="15.7cm" svg:y2="9.315cm" draw:start-shape="id55" draw:start-glue-point="0" draw:end-shape="id58" svg:d="M10200 13910l5500-4595" svg:viewBox="0 0 5501 4596">
          <text:p/>
        </draw:connector>
        <draw:connector draw:style-name="gr1" draw:text-style-name="P12" draw:layer="layout" draw:type="line" svg:x1="10.2cm" svg:y1="13.91cm" svg:x2="15.7cm" svg:y2="6.605cm" draw:start-shape="id55" draw:start-glue-point="0" draw:end-shape="id59" svg:d="M10200 13910l5500-7305" svg:viewBox="0 0 5501 7306">
          <text:p/>
        </draw:connector>
        <draw:connector draw:style-name="gr1" draw:text-style-name="P12" draw:layer="layout" draw:type="line" svg:x1="7.5cm" svg:y1="12.205cm" svg:x2="15.7cm" svg:y2="6.605cm" draw:start-shape="id63" draw:start-glue-point="1" draw:end-shape="id59" svg:d="M7500 12205l8200-5600" svg:viewBox="0 0 8201 5601">
          <text:p/>
        </draw:connector>
        <draw:connector draw:style-name="gr1" draw:text-style-name="P12" draw:layer="layout" draw:type="line" svg:x1="7.5cm" svg:y1="12.205cm" svg:x2="15.7cm" svg:y2="9.315cm" draw:start-shape="id63" draw:start-glue-point="1" draw:end-shape="id58" svg:d="M7500 12205l8200-2890" svg:viewBox="0 0 8201 2891">
          <text:p/>
        </draw:connector>
        <draw:connector draw:style-name="gr1" draw:text-style-name="P12" draw:layer="layout" draw:type="line" svg:x1="7.5cm" svg:y1="12.205cm" svg:x2="15.7cm" svg:y2="12.205cm" draw:start-shape="id63" draw:start-glue-point="1" draw:end-shape="id57" svg:d="M7500 12205h8200" svg:viewBox="0 0 82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07-14T22:49:23.575000000</dc:date>
    <dc:creator>Samuel Robinson</dc:creator>
    <meta:editing-duration>P1DT4H9M46S</meta:editing-duration>
    <meta:editing-cycles>17</meta:editing-cycles>
    <meta:generator>LibreOffice/6.0.3.2$Windows_X86_64 LibreOffice_project/8f48d515416608e3a835360314dac7e47fd0b821</meta:generator>
    <meta:document-statistic meta:object-count="214"/>
  </office:meta>
</office:document-meta>
</file>